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b586" officeooo:paragraph-rsid="001ab586"/>
    </style:style>
    <style:style style:name="P2" style:family="paragraph" style:parent-style-name="Standard">
      <style:text-properties officeooo:rsid="001b9d3c" officeooo:paragraph-rsid="001b9d3c"/>
    </style:style>
    <style:style style:name="T1" style:family="text">
      <style:text-properties fo:color="#72bf44"/>
    </style:style>
    <style:style style:name="T2" style:family="text">
      <style:text-properties fo:color="#21409a"/>
    </style:style>
    <style:style style:name="T3" style:family="text">
      <style:text-properties officeooo:rsid="001b2e4f"/>
    </style:style>
    <style:style style:name="T4" style:family="text">
      <style:text-properties officeooo:rsid="001d99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PLE</text:p>
      <text:p text:style-name="P1"/>
      <text:p text:style-name="P1">Unit XX – 100 possible points total <text:span text:style-name="T4">(converted to percentage?)</text:span></text:p>
      <text:p text:style-name="P1"/>
      <text:p text:style-name="P1"/>
      <text:p text:style-name="P1"><text:span text:style-name="T1">GREEN CIRCLE</text:span> (Easy):</text:p>
      <text:p text:style-name="P1">* 7 problems</text:p>
      <text:p text:style-name="P1">* 10 points each</text:p>
      <text:p text:style-name="P1">* Equal to 70 points, or a low C grade</text:p>
      <text:p text:style-name="P1"/>
      <text:p text:style-name="P1"><text:span text:style-name="T2">BLUE SQUARE</text:span> (Normal):</text:p>
      <text:p text:style-name="P1">* 4 problems</text:p>
      <text:p text:style-name="P1">* <text:span text:style-name="T3">7</text:span> points each</text:p>
      <text:p text:style-name="P1">* Equal to <text:span text:style-name="T3">30</text:span> points, or a<text:span text:style-name="T3">n A when combined with easy problems</text:span></text:p>
      <text:p text:style-name="P1"/>
      <text:p text:style-name="P1">BLACK DIAMOND (Hard):</text:p>
      <text:p text:style-name="P1">* <text:span text:style-name="T3">2 problems</text:span></text:p>
      <text:p text:style-name="P1">* <text:span text:style-name="T3">40 points each</text:span></text:p>
      <text:p text:style-name="P1">* <text:span text:style-name="T3">Equal to 80 points, or an A when combined with any combination of medium and easy problems</text:span></text:p>
      <text:p text:style-name="P1"/>
      <text:p text:style-name="P2">TODO:</text:p>
      <text:p text:style-name="P2"/>
      <text:p text:style-name="P2">Check with Dr. Taylor so my garbage math can be incinerated and redone <text:s text:c="19"/></text:p>
      <text:p text:style-name="P2">Rewrite Unit 8 or 7 in Ski sty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22:49:54.213645300</meta:creation-date>
    <dc:date>2019-04-21T23:04:45.104973629</dc:date>
    <meta:editing-duration>PT4M3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103" meta:character-count="533" meta:non-whitespace-character-count="426"/>
  </office:meta>
</office:document-meta>
</file>